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Default_20_Text">
      <style:text-properties fo:font-weight="normal" style:font-weight-asian="normal" style:font-weight-complex="normal"/>
    </style:style>
    <style:style style:name="P4" style:family="paragraph" style:parent-style-name="Heading_20_3" style:list-style-name="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Lun Class</text:p>
      <text:h text:style-name="Heading_20_1" text:outline-level="1">Creating/Instantiating:</text:h>
      <text:p text:style-name="Default_20_Text">To create a new Lun object simply call the .new method with the following options.</text:p>
      <text:p text:style-name="Default_20_Text">Name<text:tab/><text:tab/><text:tab/>- hdisk name </text:p>
      <text:p text:style-name="Default_20_Text">pvid <text:tab/><text:tab/><text:tab/>- the pvid</text:p>
      <text:p text:style-name="Default_20_Text">size_in_mb<text:tab/><text:tab/>- size of disk in megebytes</text:p>
      <text:h text:style-name="P4" text:outline-level="3"><text:bookmark text:name="example-usage"/>Example usage</text:h>
      <text:p text:style-name="P3">lun = Lun.new(“hdisk10”,”2149jf19jg19gj9k”, “2048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Single" style:default-outline-level="3" style:list-style-name="" style:class="text">
      <style:text-properties style:font-name="Liberation Serif" fo:font-size="14pt" fo:font-weight="bold" style:font-name-asian="文泉驛等寬正黑" style:font-size-asian="14pt" style:font-weight-asian="bold" style:font-name-complex="Lohit Devanagar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08T09:52:34</meta:creation-date>
    <dc:date>2014-10-08T11:27:36</dc:date>
    <meta:editing-duration>PT00H03M14S</meta:editing-duration>
    <meta:editing-cycles>2</meta:editing-cycles>
    <meta:generator>IBM_Lotus_Symphony/3.0$Linux OpenOffice.org_project/310m11$Build-9399</meta:generator>
    <meta:document-statistic meta:table-count="0" meta:image-count="0" meta:object-count="0" meta:page-count="1" meta:paragraph-count="8" meta:word-count="40" meta:character-count="255"/>
    <meta:user-defined meta:name="Classification">#@~%!&amp;00FF0000013353d0#@~%!&amp;</meta:user-defined>
    <meta:user-defined meta:name="Info 2"/>
    <meta:user-defined meta:name="Info 3"/>
    <meta:user-defined meta:name="Info 4"/>
  </office:meta>
</office:document-meta>
</file>